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1C000000243516D5DC.png"/>
  <manifest:file-entry manifest:media-type="image/png" manifest:full-path="Pictures/100000000000002000000020EAEC0323.png"/>
  <manifest:file-entry manifest:media-type="image/png" manifest:full-path="Pictures/1000020100000010000000107D4B7900.png"/>
  <manifest:file-entry manifest:media-type="image/png" manifest:full-path="Pictures/100002010000001C0000001347FB4C1A.png"/>
  <manifest:file-entry manifest:media-type="image/png" manifest:full-path="Pictures/10000000000000200000002051E9017E.png"/>
  <manifest:file-entry manifest:media-type="image/png" manifest:full-path="Pictures/1000020100000010000000103A7C281A.png"/>
  <manifest:file-entry manifest:media-type="image/png" manifest:full-path="Pictures/100002010000001800000018B24F7495.png"/>
  <manifest:file-entry manifest:media-type="image/png" manifest:full-path="Pictures/10000000000000100000001093701806.png"/>
  <manifest:file-entry manifest:media-type="image/png" manifest:full-path="Pictures/1000020100000010000000106D41991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eeab6" officeooo:paragraph-rsid="001eeab6"/>
    </style:style>
    <style:style style:name="P2" style:family="paragraph" style:parent-style-name="Header">
      <style:paragraph-properties fo:text-align="center" style:justify-single-word="false"/>
      <style:text-properties officeooo:rsid="001eeab6" officeooo:paragraph-rsid="001eeab6"/>
    </style:style>
    <style:style style:name="P3" style:family="paragraph" style:parent-style-name="Footer">
      <style:paragraph-properties fo:text-align="center" style:justify-single-word="false"/>
      <style:text-properties officeooo:rsid="001b695a" officeooo:paragraph-rsid="001b695a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paragraph-rsid="001af2e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af2e9" officeooo:paragraph-rsid="001af2e9" style:font-size-asian="14pt" style:font-weight-asian="bold" style:font-size-complex="16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16pt" style:text-underline-style="none" fo:font-weight="normal" officeooo:rsid="001e0906" officeooo:paragraph-rsid="001e090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style:text-underline-style="none" fo:font-weight="normal" officeooo:rsid="001af2e9" officeooo:paragraph-rsid="001af2e9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style:text-underline-style="none" fo:font-weight="normal" officeooo:rsid="001b695a" officeooo:paragraph-rsid="001b695a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6pt" style:text-underline-style="none" fo:font-weight="normal" officeooo:rsid="001db7ba" officeooo:paragraph-rsid="001eeab6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paragraph-rsid="001b695a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e0906" officeooo:paragraph-rsid="001af2e9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size="16pt" style:text-underline-style="solid" style:text-underline-width="auto" style:text-underline-color="font-color" fo:font-weight="normal" officeooo:rsid="001e0906" officeooo:paragraph-rsid="001eeab6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6pt" style:text-underline-style="solid" style:text-underline-width="auto" style:text-underline-color="font-color" fo:font-weight="normal" officeooo:rsid="001e0906" officeooo:paragraph-rsid="001e0906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af2e9" officeooo:paragraph-rsid="001af2e9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af2e9" officeooo:paragraph-rsid="001b695a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size="16pt" officeooo:paragraph-rsid="001eeab6" style:font-size-asian="14pt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font-size="16pt" officeooo:paragraph-rsid="002600f8" style:font-size-asian="14pt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style:text-underline-style="none" officeooo:paragraph-rsid="001e0906"/>
    </style:style>
    <style:style style:name="P19" style:family="paragraph" style:parent-style-name="Standard">
      <style:paragraph-properties fo:line-height="100%" fo:text-align="start" style:justify-single-word="false"/>
      <style:text-properties fo:font-size="14pt" officeooo:paragraph-rsid="002600f8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fo:font-size="14pt" style:text-underline-style="none" fo:font-weight="normal" officeooo:rsid="002600f8" officeooo:paragraph-rsid="002600f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text-underline-style="none" fo:font-weight="normal" officeooo:rsid="002600f8" officeooo:paragraph-rsid="0024025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af2e9" officeooo:paragraph-rsid="001af2e9" style:font-size-asian="26pt" style:font-weight-asian="bold" style:font-size-complex="2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af2e9" officeooo:paragraph-rsid="001af2e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0896a" officeooo:paragraph-rsid="0020896a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1e0906" officeooo:paragraph-rsid="001e0906" style:font-size-asian="14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fo:font-size="16pt" style:text-underline-style="none" fo:font-weight="normal" officeooo:rsid="001e0906" officeooo:paragraph-rsid="001e0906" style:font-size-asian="14pt" style:font-weight-asian="normal" style:font-size-complex="16pt" style:font-weight-complex="normal"/>
    </style:style>
    <style:style style:name="P27" style:family="paragraph" style:parent-style-name="Standard" style:list-style-name="L4">
      <style:paragraph-properties fo:line-height="100%" fo:text-align="start" style:justify-single-word="false"/>
      <style:text-properties fo:font-size="16pt" style:text-underline-style="none" fo:font-weight="normal" officeooo:rsid="001e0906" officeooo:paragraph-rsid="001e0906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e0906" officeooo:paragraph-rsid="001af2e9" style:font-size-asian="14pt" style:font-weight-asian="normal" style:font-size-complex="16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fo:font-size="16pt" style:text-underline-style="none" fo:font-weight="normal" officeooo:rsid="001af2e9" officeooo:paragraph-rsid="001af2e9" style:font-size-asian="14pt" style:font-weight-asian="normal" style:font-size-complex="16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fo:font-size="16pt" style:text-underline-style="none" fo:font-weight="normal" officeooo:rsid="001b695a" officeooo:paragraph-rsid="001b695a" style:font-size-asian="14pt" style:font-weight-asian="normal" style:font-size-complex="16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fo:font-size="16pt" style:text-underline-style="none" fo:font-weight="normal" officeooo:rsid="0021e283" officeooo:paragraph-rsid="0021e283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af2e9" officeooo:paragraph-rsid="001af2e9" style:font-size-asian="14pt" style:font-weight-asian="bold" style:font-size-complex="16pt" style:font-weight-complex="bold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officeooo:paragraph-rsid="001e0906"/>
    </style:style>
    <style:style style:name="P34" style:family="paragraph" style:parent-style-name="Standard">
      <style:paragraph-properties fo:line-height="150%" fo:text-align="center" style:justify-single-word="false"/>
      <style:text-properties officeooo:paragraph-rsid="0026bfdb"/>
    </style:style>
    <style:style style:name="P35" style:family="paragraph" style:parent-style-name="Standard">
      <style:text-properties officeooo:paragraph-rsid="0026bfdb"/>
    </style:style>
    <style:style style:name="P36" style:family="paragraph" style:parent-style-name="Standard">
      <style:paragraph-properties fo:line-height="150%" fo:text-align="start" style:justify-single-word="false"/>
      <style:text-properties fo:font-size="12pt" officeooo:paragraph-rsid="0026bfdb" style:font-size-asian="12pt" style:font-size-complex="12pt"/>
    </style:style>
    <style:style style:name="T1" style:family="text">
      <style:text-properties officeooo:rsid="002621b4"/>
    </style:style>
    <style:style style:name="T2" style:family="text">
      <style:text-properties officeooo:rsid="001af2e9"/>
    </style:style>
    <style:style style:name="T3" style:family="text">
      <style:text-properties style:text-underline-style="none" officeooo:rsid="001af2e9"/>
    </style:style>
    <style:style style:name="T4" style:family="text">
      <style:text-properties style:text-underline-style="none" fo:font-weight="normal" officeooo:rsid="001db7ba" style:font-weight-asian="normal" style:font-weight-complex="normal"/>
    </style:style>
    <style:style style:name="T5" style:family="text">
      <style:text-properties style:text-underline-style="none" fo:font-weight="normal" officeooo:rsid="00240257" style:font-weight-asian="normal" style:font-weight-complex="normal"/>
    </style:style>
    <style:style style:name="T6" style:family="text">
      <style:text-properties style:text-underline-style="none" fo:font-weight="normal" officeooo:rsid="002600f8" style:font-weight-asian="normal" style:font-weight-complex="normal"/>
    </style:style>
    <style:style style:name="T7" style:family="text">
      <style:text-properties style:text-underline-style="none" fo:font-weight="normal" officeooo:rsid="00104630" style:font-weight-asian="normal" style:font-weight-complex="normal"/>
    </style:style>
    <style:style style:name="T8" style:family="text">
      <style:text-properties fo:font-size="16pt" style:text-underline-style="none" fo:font-weight="normal" officeooo:rsid="001e0906" style:font-size-asian="14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officeooo:rsid="001eeab6" style:font-size-asian="14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officeooo:rsid="0021e283" style:font-size-asian="14pt" style:font-weight-asian="normal" style:font-size-complex="16pt" style:font-weight-complex="normal"/>
    </style:style>
    <style:style style:name="T11" style:family="text">
      <style:text-properties fo:font-size="16pt" style:text-underline-style="none" fo:font-weight="normal" officeooo:rsid="0026bfdb" style:font-size-asian="14pt" style:font-weight-asian="normal" style:font-size-complex="16pt" style:font-weight-complex="normal"/>
    </style:style>
    <style:style style:name="T12" style:family="text">
      <style:text-properties fo:font-size="16pt" style:text-underline-style="none" fo:font-weight="normal" officeooo:rsid="00104630" style:font-size-asian="14pt" style:font-weight-asian="normal" style:font-size-complex="16pt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bold" officeooo:rsid="001e0906" style:font-size-asian="14pt" style:font-weight-asian="bold" style:font-size-complex="16pt" style:font-weight-complex="bold"/>
    </style:style>
    <style:style style:name="T14" style:family="text">
      <style:text-properties fo:font-size="16pt" fo:font-weight="normal" officeooo:rsid="001e0906" style:font-size-asian="14pt" style:font-weight-asian="normal" style:font-size-complex="16pt" style:font-weight-complex="normal"/>
    </style:style>
    <style:style style:name="T15" style:family="text">
      <style:text-properties fo:font-weight="bold" officeooo:rsid="001af2e9" style:font-weight-asian="bold" style:font-weight-complex="bold"/>
    </style:style>
    <style:style style:name="T16" style:family="text">
      <style:text-properties fo:font-weight="bold" officeooo:rsid="001b695a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e0906"/>
    </style:style>
    <style:style style:name="T18" style:family="text">
      <style:text-properties style:text-underline-style="solid" style:text-underline-width="auto" style:text-underline-color="font-color" fo:font-weight="bold" officeooo:rsid="001e0906" style:font-weight-asian="bold" style:font-weight-complex="bold"/>
    </style:style>
    <style:style style:name="T19" style:family="text">
      <style:text-properties fo:font-size="14pt" style:text-underline-style="none" fo:font-weight="normal" officeooo:rsid="00240257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2600f8" style:font-weight-asian="normal" style:font-size-complex="14pt" style:font-weight-complex="normal"/>
    </style:style>
    <style:style style:name="T21" style:family="text">
      <style:text-properties officeooo:rsid="00240257"/>
    </style:style>
    <style:style style:name="T22" style:family="text">
      <style:text-properties officeooo:rsid="0026bfdb"/>
    </style:style>
    <style:style style:name="T23" style:family="text">
      <style:text-properties officeooo:rsid="00104630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Légende" text:anchor-type="page" text:anchor-page-number="3" svg:x="2.623cm" svg:y="22.253cm" svg:width="8.95cm" svg:height="3.547cm" draw:z-index="0">
        <draw:text-box>
          <text:p text:style-name="P17"><draw:frame draw:style-name="fr2" draw:name="images2" text:anchor-type="paragraph" svg:x="0.563cm" svg:y="0.088cm" svg:width="0.594cm" svg:height="0.587cm" draw:z-index="1"><draw:image xlink:href="Pictures/1000020100000010000000107D4B7900.png" xlink:type="simple" xlink:show="embed" xlink:actuate="onLoad"/></draw:frame><draw:frame draw:style-name="fr2" draw:name="images4" text:anchor-type="paragraph" svg:x="7.643cm" svg:y="0.026cm" svg:width="0.619cm" svg:height="0.656cm" draw:z-index="2"><draw:image xlink:href="Pictures/100002010000001C000000243516D5DC.png" xlink:type="simple" xlink:show="embed" xlink:actuate="onLoad"/></draw:frame><text:span text:style-name="T4"><text:tab/></text:span><text:span text:style-name="T19">Terre<text:tab/> <text:s text:c="18"/></text:span><text:span text:style-name="T20">Lave<text:tab/></text:span><text:span text:style-name="T19"><text:tab/></text:span></text:p>
          <text:p text:style-name="P19"><draw:frame draw:style-name="fr2" draw:name="images3" text:anchor-type="paragraph" svg:x="0.563cm" svg:y="0.025cm" svg:width="0.587cm" svg:height="0.573cm" draw:z-index="3"><draw:image xlink:href="Pictures/100000000000002000000020EAEC0323.png" xlink:type="simple" xlink:show="embed" xlink:actuate="onLoad"/></draw:frame><draw:frame draw:style-name="fr2" draw:name="images7" text:anchor-type="paragraph" svg:x="7.643cm" svg:y="0.032cm" svg:width="0.61cm" svg:height="0.554cm" draw:z-index="4"><draw:image xlink:href="Pictures/10000000000000200000002051E9017E.png" xlink:type="simple" xlink:show="embed" xlink:actuate="onLoad"/></draw:frame><text:span text:style-name="T5"><text:tab/>Herbe<text:tab/><text:tab/> <text:s text:c="8"/></text:span><text:span text:style-name="T6">Eau<text:tab/></text:span></text:p>
          <text:p text:style-name="P19"><draw:frame draw:style-name="fr2" draw:name="images6" text:anchor-type="paragraph" svg:x="0.586cm" svg:y="0.028cm" svg:width="0.564cm" svg:height="0.564cm" draw:z-index="5"><draw:image xlink:href="Pictures/10000000000000100000001093701806.png" xlink:type="simple" xlink:show="embed" xlink:actuate="onLoad"/></draw:frame><draw:frame draw:style-name="fr2" draw:name="images8" text:anchor-type="paragraph" svg:x="7.643cm" svg:y="0.016cm" svg:width="0.646cm" svg:height="0.601cm" draw:z-index="6"><draw:image xlink:href="Pictures/1000020100000010000000103A7C281A.png" xlink:type="simple" xlink:show="embed" xlink:actuate="onLoad"/></draw:frame><text:span text:style-name="T5"><text:tab/>Sable<text:tab/><text:tab/> <text:s text:c="8"/></text:span><text:span text:style-name="T6">Arbres<text:tab/><text:tab/></text:span></text:p>
          <text:p text:style-name="P19"><draw:frame draw:style-name="fr2" draw:name="images5" text:anchor-type="paragraph" svg:x="0.586cm" svg:y="0.023cm" svg:width="0.564cm" svg:height="0.564cm" draw:z-index="7"><draw:image xlink:href="Pictures/1000020100000010000000106D419917.png" xlink:type="simple" xlink:show="embed" xlink:actuate="onLoad"/></draw:frame><draw:frame draw:style-name="fr2" draw:name="images9" text:anchor-type="paragraph" svg:x="7.643cm" svg:y="0.048cm" svg:width="0.84cm" svg:height="0.549cm" draw:z-index="8"><draw:image xlink:href="Pictures/100002010000001C0000001347FB4C1A.png" xlink:type="simple" xlink:show="embed" xlink:actuate="onLoad"/></draw:frame><text:span text:style-name="T5"><text:tab/>Roche<text:tab/> <text:s text:c="8"/></text:span><text:span text:style-name="T6">Moutons</text:span></text:p>
          <text:p text:style-name="P20"><draw:frame draw:style-name="fr2" draw:name="images10" text:anchor-type="paragraph" svg:x="7.643cm" svg:y="0.026cm" svg:width="0.751cm" svg:height="0.743cm" draw:z-index="9"><draw:image xlink:href="Pictures/100002010000001800000018B24F7495.png" xlink:type="simple" xlink:show="embed" xlink:actuate="onLoad"/></draw:frame><text:tab/><text:tab/><text:tab/> <text:s text:c="8"/>Loup<text:tab/><text:tab/></text:p>
          <text:p text:style-name="P20"/>
          <text:p text:style-name="P20"><text:tab/><text:tab/><text:tab/><text:tab/></text:p>
        </draw:text-box>
        <svg:title>Légende</svg:title>
      </draw:frame>
      <text:p text:style-name="P22">RAPPORT PROJET LI260</text:p>
      <text:p text:style-name="P5"/>
      <text:p text:style-name="P5"/>
      <text:p text:style-name="P23">Chargé de l'environnement : Barry Boubacar</text:p>
      <text:p text:style-name="P24">-</text:p>
      <text:p text:style-name="P23">Chargé des agents : Clément Thierry</text:p>
      <text:p text:style-name="P5"/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text:soft-page-break/><text:span text:style-name="T11">Compte rendu :</text:span></text:p>
      <text:p text:style-name="P35"><text:span text:style-name="T23">13/02/2014:</text:span></text:p>
      <text:p text:style-name="P35"><text:span text:style-name="T23">- On a ajouté la génération de monde avec le bruit de Perlin.</text:span></text:p>
      <text:p text:style-name="P35"><text:span text:style-name="T23">- On a commencé à ajouter des graphisme en 2D</text:span></text:p>
      <text:p text:style-name="P35"><text:span text:style-name="T23">- On a ajouté une nouvelle technique pour avoir un terrain indépendant de ce qui se trouve dessus</text:span></text:p>
      <text:p text:style-name="P35"><text:span text:style-name="T23">- On a pensé à faire une génération à partir d'une image plutôt que générée aléatoirement.</text:span></text:p>
      <text:p text:style-name="P35"><text:span text:style-name="T23">- On a découvert que github c'est génial</text:span></text:p>
      <text:p text:style-name="P35"/>
      <text:p text:style-name="P35"><text:span text:style-name="T23">20/02/14:</text:span></text:p>
      <text:p text:style-name="P35"><text:span text:style-name="T23">- Ajouté la génération par image en nuances de gris,</text:span></text:p>
      <text:p text:style-name="P35"><text:span text:style-name="T23">- Les arbres apparaissent les un à coté des autres et pas n'importe où au pif.</text:span></text:p>
      <text:p text:style-name="P35"><text:span text:style-name="T23">- On a ajouté des éruptions volcaniques et de la lave qui met le feu aux arbres.</text:span></text:p>
      <text:p text:style-name="P35"><text:span text:style-name="T23">- Les agents peuvent se noyer, et fuient le feu et la lave.</text:span></text:p>
      <text:p text:style-name="P35"><text:span text:style-name="T23">- On a enlevé le code qui servait à l'affichage par pixel et gardé seulement celui pour l'affichage avec sprite. (Mais on a des backup, au cas où)</text:span></text:p>
      <text:p text:style-name="P35"><text:span text:style-name="T23">- On a pensé à créer des rivières</text:span></text:p>
      <text:p text:style-name="P35"><text:span text:style-name="T23"/></text:p>
      <text:p text:style-name="P35"><text:span text:style-name="T23">27/02/14:</text:span></text:p>
      <text:p text:style-name="P35"><text:span text:style-name="T23">- Ajouté le sommeil des bestioles</text:span></text:p>
      <text:p text:style-name="P35"><text:span text:style-name="T23">- L'herbe repousse correctement maintenant</text:span></text:p>
      <text:p text:style-name="P35"><text:span text:style-name="T23">- La lave </text:span><text:span text:style-name="T22">disparaît</text:span><text:span text:style-name="T23"> plus rapidement et quoi qu'il arrive</text:span></text:p>
      <text:p text:style-name="P35"><text:span text:style-name="T23">- On a pensé à mettre une faible possibilité de génération </text:span><text:span text:style-name="T22">spontané</text:span><text:span text:style-name="T23"> d'arbres</text:span></text:p>
      <text:p text:style-name="P35"><text:span text:style-name="T23">- On a pensé à modifier le mode d'apparition des arbres (plus forcément adjacent, possible à 1 case de distance)</text:span></text:p>
      <text:p text:style-name="P35"><text:span text:style-name="T23">- On a trouvé quelques bugs</text:span></text:p>
      <text:p text:style-name="P35"><text:span text:style-name="T23"/></text:p>
      <text:p text:style-name="P35"><text:span text:style-name="T23">06/03/14:</text:span></text:p>
      <text:p text:style-name="P35"><text:span text:style-name="T23">- On a ajouté la possibilité à notre monde d'avoir des rivières</text:span></text:p>
      <text:p text:style-name="P35"><text:span text:style-name="T23">- On a trouvé un bug qui empêche l'eau de s'écouler correctement</text:span></text:p>
      <text:p text:style-name="P35"><text:span text:style-name="T23"/></text:p>
      <text:p text:style-name="P35"><text:span text:style-name="T23">06/03/14:</text:span></text:p>
      <text:p text:style-name="P35"><text:span text:style-name="T23">- On a ajouté la possibilité à notre monde d'avoir des rivières</text:span></text:p>
      <text:p text:style-name="P35"><text:span text:style-name="T23">- On a trouvé un bug qui empêche l'eau de s'écouler correctement</text:span></text:p>
      <text:p text:style-name="P35"><text:span text:style-name="T23"/></text:p>
      <text:p text:style-name="P35"><text:span text:style-name="T23">20/03/14</text:span></text:p>
      <text:p text:style-name="P35"><text:span text:style-name="T23">- On a modifié le fonctionnement des caractères génétiques pour qu'il soit plus souple</text:span></text:p>
      <text:p text:style-name="P35"><text:span text:style-name="T23">- On a ajouté des crocodiles qui peuvent aller dans l'eau</text:span></text:p>
      <text:p text:style-name="P35"><text:span text:style-name="T23">- On a commencé à implémenter des humains.</text:span></text:p>
      <text:p text:style-name="P35"><text:span text:style-name="T23"/></text:p>
      <text:p text:style-name="P35"><text:span text:style-name="T23">27/03/14</text:span></text:p>
      <text:p text:style-name="P35"><text:span text:style-name="T23">- On a ajouté des buissons qui feront pousser des baies </text:span><text:span text:style-name="T22">que</text:span></text:p>
      <text:p text:style-name="P35"><text:span text:style-name="T23">- On a implémenté les humains.</text:span></text:p>
      <text:p text:style-name="P35"><text:span text:style-name="T23">- Les humains peuvent construire des maisons</text:span></text:p>
      <text:p text:style-name="P35"><text:span text:style-name="T23">- Les humains forment des villages</text:span></text:p>
      <text:p text:style-name="P35"><text:span text:style-name="T23">- Les humains peuvent récolter des fruits et faire des réserves de nourriture</text:span></text:p>
      <text:p text:style-name="P36"><text:span text:style-name="T7">- Les humains remplissent leur cheminées de bois pour mieux dormi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eab6" officeooo:paragraph-rsid="001eeab6"/>
    </style:style>
    <style:style style:name="MP2" style:family="paragraph" style:parent-style-name="Header">
      <style:paragraph-properties fo:text-align="center" style:justify-single-word="false"/>
      <style:text-properties officeooo:rsid="001eeab6" officeooo:paragraph-rsid="001eeab6"/>
    </style:style>
    <style:style style:name="MP3" style:family="paragraph" style:parent-style-name="Footer">
      <style:paragraph-properties fo:text-align="center" style:justify-single-word="false"/>
      <style:text-properties officeooo:rsid="001b695a" officeooo:paragraph-rsid="001b695a"/>
    </style:style>
    <style:style style:name="MT1" style:family="text">
      <style:text-properties officeooo:rsid="002621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Barry Boubacar – Clément Thierry<text:tab/> <text:s text:c="23"/><text:span text:style-name="MT1">27 Février 2014</text:span></text:p>
        <text:p text:style-name="MP2">PROJET LI260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CLEMENT</meta:initial-creator>
    <meta:creation-date>2014-02-27T09:21:33</meta:creation-date>
    <dc:date>2014-03-27T12:37:08</dc:date>
    <dc:creator>THIERRY CLEMENT</dc:creator>
    <meta:editing-duration>PT01H18M53S</meta:editing-duration>
    <meta:editing-cycles>11</meta:editing-cycles>
    <meta:generator>OpenOffice.org/3.2$Unix OpenOffice.org_project/320m19$Build-9505</meta:generator>
    <meta:document-statistic meta:table-count="0" meta:image-count="9" meta:object-count="0" meta:page-count="3" meta:paragraph-count="51" meta:word-count="399" meta:character-count="2259"/>
  </office:meta>
</office:document-meta>
</file>